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orizontal_20_Line">
      <style:paragraph-properties>
        <style:tab-stops>
          <style:tab-stop style:position="8.491cm" style:type="center"/>
        </style:tab-stops>
      </style:paragraph-properties>
      <style:text-properties fo:font-variant="small-caps" style:font-name="DejaVu Sans" fo:font-size="18pt" style:font-size-asian="18pt" style:font-size-complex="18pt"/>
    </style:style>
    <style:style style:name="P2" style:family="paragraph" style:parent-style-name="Horizontal_20_Line">
      <style:text-properties style:font-name="DejaVu Serif"/>
    </style:style>
    <style:style style:name="P3" style:family="paragraph" style:parent-style-name="Standard">
      <style:paragraph-properties fo:text-align="end" style:justify-single-word="false"/>
      <style:text-properties fo:font-variant="small-caps" style:font-name="DejaVu Sans" fo:font-size="18pt" officeooo:rsid="0019132d" officeooo:paragraph-rsid="0019132d" style:font-size-asian="18pt" style:font-size-complex="18pt"/>
    </style:style>
    <style:style style:name="P4" style:family="paragraph" style:parent-style-name="Standard">
      <style:text-properties fo:font-variant="small-caps" style:font-name="DejaVu Sans" fo:font-size="24pt" officeooo:rsid="0019132d" officeooo:paragraph-rsid="0019132d" style:font-size-asian="24pt" style:font-size-complex="24pt"/>
    </style:style>
    <style:style style:name="P5" style:family="paragraph" style:parent-style-name="Standard">
      <style:text-properties fo:font-variant="small-caps" style:font-name="DejaVu Sans" fo:font-size="40pt" officeooo:rsid="0019132d" officeooo:paragraph-rsid="0019132d" style:font-size-asian="40pt" style:font-size-complex="40pt"/>
    </style:style>
    <style:style style:name="P6" style:family="paragraph" style:parent-style-name="Standard">
      <style:text-properties style:font-name="DejaVu Sans" fo:font-size="18pt" fo:font-weight="bold" officeooo:rsid="00194a19" officeooo:paragraph-rsid="00194a19" style:font-size-asian="18pt" style:font-weight-asian="bold" style:font-size-complex="18pt" style:font-weight-complex="bold"/>
    </style:style>
    <style:style style:name="P7" style:family="paragraph" style:parent-style-name="Standard">
      <style:paragraph-properties fo:text-align="justify" style:justify-single-word="false"/>
      <style:text-properties style:font-name="DejaVu Sans" fo:font-size="18pt" fo:font-weight="bold" officeooo:rsid="0019132d" officeooo:paragraph-rsid="001af337" style:font-size-asian="18pt" style:font-weight-asian="bold" style:font-size-complex="18pt" style:font-weight-complex="bold"/>
    </style:style>
    <style:style style:name="P8" style:family="paragraph" style:parent-style-name="Standard">
      <style:paragraph-properties fo:text-align="justify" style:justify-single-word="false"/>
      <style:text-properties style:font-name="DejaVu Sans" fo:font-size="18pt" fo:font-weight="bold" officeooo:rsid="0019132d" officeooo:paragraph-rsid="002654ca" style:font-size-asian="18pt" style:font-weight-asian="bold" style:font-size-complex="18pt" style:font-weight-complex="bold"/>
    </style:style>
    <style:style style:name="P9" style:family="paragraph" style:parent-style-name="Standard">
      <style:text-properties style:font-name="DejaVu Sans" fo:font-size="18pt" fo:font-weight="bold" officeooo:rsid="0019132d" officeooo:paragraph-rsid="0029a04c" style:font-size-asian="18pt" style:font-weight-asian="bold" style:font-size-complex="18pt" style:font-weight-complex="bold"/>
    </style:style>
    <style:style style:name="P10" style:family="paragraph" style:parent-style-name="Standard">
      <style:text-properties style:font-name="DejaVu Sans" fo:font-size="18pt" fo:font-weight="bold" officeooo:rsid="0019132d" officeooo:paragraph-rsid="0019132d" style:font-size-asian="18pt" style:font-weight-asian="bold" style:font-size-complex="18pt" style:font-weight-complex="bold"/>
    </style:style>
    <style:style style:name="P11" style:family="paragraph" style:parent-style-name="Standard">
      <style:paragraph-properties fo:text-align="justify" style:justify-single-word="false"/>
      <style:text-properties style:font-name="DejaVu Sans" fo:font-size="18pt" fo:font-weight="bold" officeooo:rsid="001af337" officeooo:paragraph-rsid="001af337" style:font-size-asian="18pt" style:font-weight-asian="bold" style:font-size-complex="18pt" style:font-weight-complex="bold"/>
    </style:style>
    <style:style style:name="P12" style:family="paragraph" style:parent-style-name="Standard">
      <style:paragraph-properties fo:text-align="justify" style:justify-single-word="false"/>
      <style:text-properties style:font-name="DejaVu Serif" fo:font-size="15pt" officeooo:rsid="00194a19" officeooo:paragraph-rsid="00194a19" style:font-size-asian="13.1000003814697pt" style:font-size-complex="15pt"/>
    </style:style>
    <style:style style:name="P13" style:family="paragraph" style:parent-style-name="Standard">
      <style:paragraph-properties fo:text-align="justify" style:justify-single-word="false"/>
      <style:text-properties style:font-name="DejaVu Serif" fo:font-size="15pt" fo:font-weight="normal" officeooo:rsid="001af337" officeooo:paragraph-rsid="001af337" style:font-size-asian="13.1000003814697pt" style:font-weight-asian="normal" style:font-size-complex="15pt" style:font-weight-complex="normal"/>
    </style:style>
    <style:style style:name="P14" style:family="paragraph" style:parent-style-name="Standard">
      <style:paragraph-properties fo:text-align="justify" style:justify-single-word="false"/>
      <style:text-properties style:font-name="DejaVu Serif" fo:font-size="15pt" fo:font-weight="normal" officeooo:rsid="0021f76b" officeooo:paragraph-rsid="0021f76b" style:font-size-asian="13.1000003814697pt" style:font-weight-asian="normal" style:font-size-complex="15pt" style:font-weight-complex="normal"/>
    </style:style>
    <style:style style:name="P15" style:family="paragraph" style:parent-style-name="Standard">
      <style:paragraph-properties fo:text-align="justify" style:justify-single-word="false"/>
      <style:text-properties style:font-name="DejaVu Serif" fo:font-size="15pt" fo:font-weight="normal" officeooo:rsid="0023b80b" officeooo:paragraph-rsid="0023b80b" style:font-size-asian="13.1000003814697pt" style:font-weight-asian="normal" style:font-size-complex="15pt" style:font-weight-complex="normal"/>
    </style:style>
    <style:style style:name="P16" style:family="paragraph" style:parent-style-name="Standard">
      <style:paragraph-properties fo:text-align="justify" style:justify-single-word="false"/>
      <style:text-properties style:font-name="DejaVu Serif" fo:font-size="15pt" fo:font-weight="normal" officeooo:rsid="0025adda" officeooo:paragraph-rsid="0025adda" style:font-size-asian="13.1000003814697pt" style:font-weight-asian="normal" style:font-size-complex="15pt" style:font-weight-complex="normal"/>
    </style:style>
    <style:style style:name="P17" style:family="paragraph" style:parent-style-name="Standard">
      <style:paragraph-properties fo:text-align="justify" style:justify-single-word="false"/>
      <style:text-properties style:font-name="DejaVu Serif" fo:font-size="15pt" fo:font-weight="normal" officeooo:rsid="002654ca" officeooo:paragraph-rsid="002654ca" style:font-size-asian="13.1000003814697pt" style:font-weight-asian="normal" style:font-size-complex="15pt" style:font-weight-complex="normal"/>
    </style:style>
    <style:style style:name="P18" style:family="paragraph" style:parent-style-name="Standard">
      <style:text-properties style:font-name="DejaVu Serif" officeooo:rsid="0019132d" officeooo:paragraph-rsid="0019132d"/>
    </style:style>
    <style:style style:name="P19" style:family="paragraph" style:parent-style-name="Standard">
      <style:paragraph-properties fo:margin-left="1.251cm" fo:margin-right="0cm" fo:text-align="justify" style:justify-single-word="false" fo:text-indent="0cm" style:auto-text-indent="false"/>
      <style:text-properties style:font-name="DejaVu Serif" fo:font-size="15pt" officeooo:rsid="00194a19" officeooo:paragraph-rsid="00194a19" style:font-size-asian="13.1000003814697pt" style:font-size-complex="15pt"/>
    </style:style>
    <style:style style:name="P20" style:family="paragraph" style:parent-style-name="Standard">
      <style:paragraph-properties fo:margin-left="1.251cm" fo:margin-right="0cm" fo:text-align="justify" style:justify-single-word="false" fo:text-indent="0cm" style:auto-text-indent="false"/>
      <style:text-properties style:font-name="DejaVu Serif" fo:font-size="15pt" fo:font-weight="normal" officeooo:rsid="001af337" officeooo:paragraph-rsid="001af337" style:font-size-asian="13.1000003814697pt" style:font-weight-asian="normal" style:font-size-complex="15pt" style:font-weight-complex="normal"/>
    </style:style>
    <style:style style:name="P21" style:family="paragraph" style:parent-style-name="Standard">
      <style:paragraph-properties fo:margin-left="1.251cm" fo:margin-right="0cm" fo:text-align="justify" style:justify-single-word="false" fo:text-indent="0cm" style:auto-text-indent="false"/>
      <style:text-properties style:font-name="DejaVu Serif" fo:font-size="15pt" fo:font-weight="normal" officeooo:rsid="001f4552" officeooo:paragraph-rsid="001f4552" style:font-size-asian="13.1000003814697pt" style:font-weight-asian="normal" style:font-size-complex="15pt" style:font-weight-complex="normal"/>
    </style:style>
    <style:style style:name="P22" style:family="paragraph" style:parent-style-name="Standard">
      <style:paragraph-properties fo:margin-left="1.251cm" fo:margin-right="0cm" fo:text-align="justify" style:justify-single-word="false" fo:text-indent="0cm" style:auto-text-indent="false"/>
      <style:text-properties style:font-name="DejaVu Serif" fo:font-size="15pt" fo:font-weight="normal" officeooo:rsid="002654ca" officeooo:paragraph-rsid="002654ca" style:font-size-asian="13.1000003814697pt" style:font-weight-asian="normal" style:font-size-complex="15pt" style:font-weight-complex="normal"/>
    </style:style>
    <style:style style:name="P23" style:family="paragraph" style:parent-style-name="Standard">
      <style:paragraph-properties fo:margin-left="1.251cm" fo:margin-right="0cm" fo:text-indent="0cm" style:auto-text-indent="false"/>
      <style:text-properties style:font-name="DejaVu Serif" fo:font-size="15pt" officeooo:rsid="0019132d" officeooo:paragraph-rsid="0019132d" style:font-size-asian="15pt" style:font-size-complex="15pt"/>
    </style:style>
    <style:style style:name="P24" style:family="paragraph" style:parent-style-name="Standard">
      <style:paragraph-properties fo:margin-left="1.251cm" fo:margin-right="0cm" fo:text-align="justify" style:justify-single-word="false" fo:text-indent="0cm" style:auto-text-indent="false"/>
      <style:text-properties style:font-name="DejaVu Serif" fo:font-size="15pt" officeooo:rsid="002da933" officeooo:paragraph-rsid="002da933" style:font-size-asian="15pt" style:font-size-complex="15pt"/>
    </style:style>
    <style:style style:name="P25" style:family="paragraph" style:parent-style-name="Standard">
      <style:paragraph-properties fo:margin-left="1.251cm" fo:margin-right="0cm" fo:text-align="justify" style:justify-single-word="false" fo:text-indent="0cm" style:auto-text-indent="false"/>
      <style:text-properties style:font-name="DejaVu Serif" fo:font-size="15pt" officeooo:rsid="002edbd8" officeooo:paragraph-rsid="002edbd8" style:font-size-asian="15pt" style:font-size-complex="15pt"/>
    </style:style>
    <style:style style:name="P26" style:family="paragraph" style:parent-style-name="Standard">
      <style:paragraph-properties fo:margin-left="1.251cm" fo:margin-right="0cm" fo:text-align="justify" style:justify-single-word="false" fo:text-indent="0cm" style:auto-text-indent="false"/>
      <style:text-properties style:font-name="DejaVu Serif" fo:font-size="15pt" officeooo:rsid="002f849e" officeooo:paragraph-rsid="002f849e" style:font-size-asian="15pt" style:font-size-complex="15pt"/>
    </style:style>
    <style:style style:name="P27" style:family="paragraph" style:parent-style-name="Standard">
      <style:paragraph-properties fo:margin-left="1.251cm" fo:margin-right="0cm" fo:text-align="justify" style:justify-single-word="false" fo:text-indent="0cm" style:auto-text-indent="false"/>
      <style:text-properties style:font-name="DejaVu Serif" fo:font-size="15pt" officeooo:rsid="00302aa0" officeooo:paragraph-rsid="00302aa0" style:font-size-asian="15pt" style:font-size-complex="15pt"/>
    </style:style>
    <style:style style:name="P28" style:family="paragraph" style:parent-style-name="Standard">
      <style:paragraph-properties fo:margin-left="1.251cm" fo:margin-right="0cm" fo:text-align="justify" style:justify-single-word="false" fo:text-indent="0cm" style:auto-text-indent="false"/>
      <style:text-properties style:font-name="DejaVu Serif" fo:font-size="15pt" officeooo:rsid="0029a04c" officeooo:paragraph-rsid="0029a04c" style:font-size-asian="15pt" style:font-size-complex="15pt"/>
    </style:style>
    <style:style style:name="P29" style:family="paragraph" style:parent-style-name="Standard">
      <style:paragraph-properties fo:margin-left="1.251cm" fo:margin-right="0cm" fo:text-align="justify" style:justify-single-word="false" fo:text-indent="0cm" style:auto-text-indent="false"/>
      <style:text-properties style:font-name="DejaVu Serif" officeooo:rsid="0029a04c" officeooo:paragraph-rsid="0029a04c"/>
    </style:style>
    <style:style style:name="P30" style:family="paragraph" style:parent-style-name="Standard" style:list-style-name="L1">
      <style:paragraph-properties fo:text-align="justify" style:justify-single-word="false"/>
      <style:text-properties style:font-name="DejaVu Serif" fo:font-size="15pt" fo:font-weight="normal" officeooo:rsid="001f4552" officeooo:paragraph-rsid="001f4552" style:font-size-asian="13.1000003814697pt" style:font-weight-asian="normal" style:font-size-complex="15pt" style:font-weight-complex="normal"/>
    </style:style>
    <style:style style:name="P31" style:family="paragraph" style:parent-style-name="Standard" style:list-style-name="L2">
      <style:paragraph-properties fo:text-align="justify" style:justify-single-word="false"/>
      <style:text-properties style:font-name="DejaVu Serif" fo:font-size="15pt" fo:font-weight="normal" officeooo:rsid="001f4552" officeooo:paragraph-rsid="001f4552" style:font-size-asian="13.1000003814697pt" style:font-weight-asian="normal" style:font-size-complex="15pt" style:font-weight-complex="normal"/>
    </style:style>
    <style:style style:name="P32" style:family="paragraph" style:parent-style-name="Standard" style:list-style-name="L3">
      <style:paragraph-properties fo:text-align="justify" style:justify-single-word="false"/>
      <style:text-properties style:font-name="DejaVu Serif" fo:font-size="15pt" fo:font-weight="normal" officeooo:rsid="0021f76b" officeooo:paragraph-rsid="0021f76b" style:font-size-asian="13.1000003814697pt" style:font-weight-asian="normal" style:font-size-complex="15pt" style:font-weight-complex="normal"/>
    </style:style>
    <style:style style:name="P33" style:family="paragraph" style:parent-style-name="Standard" style:list-style-name="L3">
      <style:paragraph-properties fo:text-align="justify" style:justify-single-word="false"/>
      <style:text-properties style:font-name="DejaVu Serif" fo:font-size="15pt" fo:font-weight="normal" officeooo:rsid="0019132d" officeooo:paragraph-rsid="0021f76b" style:font-size-asian="13.1000003814697pt" style:font-weight-asian="normal" style:font-size-complex="15pt" style:font-weight-complex="normal"/>
    </style:style>
    <style:style style:name="P34" style:family="paragraph" style:parent-style-name="Standard" style:list-style-name="L3">
      <style:paragraph-properties fo:text-align="justify" style:justify-single-word="false"/>
      <style:text-properties style:font-name="DejaVu Serif" fo:font-size="15pt" fo:font-weight="normal" officeooo:rsid="0019132d" officeooo:paragraph-rsid="0025adda" style:font-size-asian="13.1000003814697pt" style:font-weight-asian="normal" style:font-size-complex="15pt" style:font-weight-complex="normal"/>
    </style:style>
    <style:style style:name="P35" style:family="paragraph" style:parent-style-name="Standard" style:list-style-name="L3">
      <style:paragraph-properties fo:text-align="justify" style:justify-single-word="false"/>
      <style:text-properties style:font-name="DejaVu Serif" fo:font-size="15pt" fo:font-weight="normal" officeooo:rsid="0023b80b" officeooo:paragraph-rsid="0023b80b" style:font-size-asian="13.1000003814697pt" style:font-weight-asian="normal" style:font-size-complex="15pt" style:font-weight-complex="normal"/>
    </style:style>
    <style:style style:name="P36" style:family="paragraph" style:parent-style-name="Standard" style:list-style-name="L3">
      <style:paragraph-properties fo:text-align="justify" style:justify-single-word="false"/>
      <style:text-properties style:font-name="DejaVu Serif" fo:font-size="15pt" fo:font-weight="normal" officeooo:rsid="0025adda" officeooo:paragraph-rsid="0025adda" style:font-size-asian="13.1000003814697pt" style:font-weight-asian="normal" style:font-size-complex="15pt" style:font-weight-complex="normal"/>
    </style:style>
    <style:style style:name="P37" style:family="paragraph" style:parent-style-name="Standard" style:list-style-name="L4">
      <style:paragraph-properties fo:text-align="justify" style:justify-single-word="false"/>
      <style:text-properties style:font-name="DejaVu Serif" fo:font-size="15pt" fo:font-weight="normal" officeooo:rsid="002654ca" officeooo:paragraph-rsid="002654ca" style:font-size-asian="13.1000003814697pt" style:font-weight-asian="normal" style:font-size-complex="15pt" style:font-weight-complex="normal"/>
    </style:style>
    <style:style style:name="P38" style:family="paragraph" style:parent-style-name="Standard" style:list-style-name="L5">
      <style:paragraph-properties fo:text-align="justify" style:justify-single-word="false"/>
      <style:text-properties style:font-name="DejaVu Serif" fo:font-size="15pt" fo:font-weight="normal" officeooo:rsid="002654ca" officeooo:paragraph-rsid="002654ca" style:font-size-asian="13.1000003814697pt" style:font-weight-asian="normal" style:font-size-complex="15pt" style:font-weight-complex="normal"/>
    </style:style>
    <style:style style:name="P39" style:family="paragraph" style:parent-style-name="Standard" style:list-style-name="L6">
      <style:paragraph-properties fo:text-align="justify" style:justify-single-word="false"/>
      <style:text-properties style:font-name="DejaVu Serif" fo:font-size="15pt" fo:font-weight="normal" officeooo:rsid="002654ca" officeooo:paragraph-rsid="002654ca" style:font-size-asian="13.1000003814697pt" style:font-weight-asian="normal" style:font-size-complex="15pt" style:font-weight-complex="normal"/>
    </style:style>
    <style:style style:name="P40" style:family="paragraph" style:parent-style-name="Standard" style:list-style-name="L7">
      <style:paragraph-properties fo:text-align="justify" style:justify-single-word="false"/>
      <style:text-properties style:font-name="DejaVu Serif" fo:font-size="15pt" fo:font-weight="normal" officeooo:rsid="002654ca" officeooo:paragraph-rsid="00289f16" style:font-size-asian="13.1000003814697pt" style:font-weight-asian="normal" style:font-size-complex="15pt" style:font-weight-complex="normal"/>
    </style:style>
    <style:style style:name="P41" style:family="paragraph" style:parent-style-name="Standard" style:list-style-name="L3">
      <style:paragraph-properties fo:text-align="justify" style:justify-single-word="false"/>
      <style:text-properties style:font-name="DejaVu Serif" officeooo:rsid="0025adda" officeooo:paragraph-rsid="0025adda"/>
    </style:style>
    <style:style style:name="P42" style:family="paragraph" style:parent-style-name="Standard" style:list-style-name="L7" style:master-page-name="">
      <loext:graphic-properties draw:fill="none"/>
      <style:paragraph-properties fo:margin-left="1.9cm" fo:margin-right="0cm" fo:text-align="justify" style:justify-single-word="false" fo:text-indent="-0.3cm" style:auto-text-indent="false" style:page-number="auto" fo:background-color="transparent">
        <style:tab-stops/>
      </style:paragraph-properties>
      <style:text-properties style:font-name="DejaVu Serif" fo:font-size="15pt" fo:font-weight="normal" officeooo:rsid="002654ca" officeooo:paragraph-rsid="00289f16" style:font-size-asian="13.1000003814697pt" style:font-weight-asian="normal" style:font-size-complex="15pt"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style:font-name="DejaVu Sans" fo:font-size="18pt" fo:font-weight="bold" officeooo:rsid="0029a04c" officeooo:paragraph-rsid="0029a04c" style:font-size-asian="18pt" style:font-weight-asian="bold" style:font-size-complex="18pt" style:font-weight-complex="bold"/>
    </style:style>
    <style:style style:name="P44" style:family="paragraph" style:parent-style-name="Standard">
      <style:paragraph-properties fo:margin-left="0cm" fo:margin-right="0cm" fo:text-align="center" style:justify-single-word="false" fo:text-indent="0cm" style:auto-text-indent="false"/>
      <style:text-properties style:font-name="DejaVu Sans" fo:font-size="18pt" fo:font-weight="bold" officeooo:rsid="0029a04c" officeooo:paragraph-rsid="0029a04c" style:font-size-asian="18pt" style:font-weight-asian="bold" style:font-size-complex="18pt" style:font-weight-complex="bold"/>
    </style:style>
    <style:style style:name="P45" style:family="paragraph" style:parent-style-name="Standard">
      <style:paragraph-properties fo:margin-left="0cm" fo:margin-right="0cm" fo:text-align="justify" style:justify-single-word="false" fo:text-indent="0cm" style:auto-text-indent="false"/>
      <style:text-properties style:font-name="DejaVu Sans" fo:font-size="18pt" officeooo:rsid="0029a04c" officeooo:paragraph-rsid="00391dca" style:font-size-asian="18pt" style:font-size-complex="18pt"/>
    </style:style>
    <style:style style:name="P46" style:family="paragraph" style:parent-style-name="Standard">
      <style:paragraph-properties fo:margin-left="0cm" fo:margin-right="0cm" fo:text-align="justify" style:justify-single-word="false" fo:text-indent="0cm" style:auto-text-indent="false"/>
      <style:text-properties style:font-name="DejaVu Sans" fo:font-size="15pt" fo:font-weight="bold" officeooo:rsid="0029a04c" officeooo:paragraph-rsid="00391dca" style:font-size-asian="15pt" style:font-weight-asian="bold" style:font-size-complex="15pt" style:font-weight-complex="bold"/>
    </style:style>
    <style:style style:name="P47" style:family="paragraph" style:parent-style-name="Standard">
      <style:paragraph-properties fo:margin-left="0cm" fo:margin-right="0cm" fo:text-align="justify" style:justify-single-word="false" fo:text-indent="0cm" style:auto-text-indent="false"/>
      <style:text-properties style:font-name="DejaVu Sans" fo:font-size="15pt" fo:font-weight="bold" officeooo:rsid="003c7b8b" officeooo:paragraph-rsid="003c7b8b" style:font-size-asian="15pt" style:font-weight-asian="bold" style:font-size-complex="15pt" style:font-weight-complex="bold"/>
    </style:style>
    <style:style style:name="T1" style:family="text">
      <style:text-properties fo:font-size="15pt" style:font-size-asian="15pt" style:font-size-complex="15pt"/>
    </style:style>
    <style:style style:name="T2" style:family="text">
      <style:text-properties fo:font-size="15pt" officeooo:rsid="00348208" style:font-size-asian="15pt" style:font-size-complex="15pt"/>
    </style:style>
    <style:style style:name="T3" style:family="text">
      <style:text-properties fo:font-size="15pt" officeooo:rsid="0036356d" style:font-size-asian="15pt" style:font-size-complex="15pt"/>
    </style:style>
    <style:style style:name="T4" style:family="text">
      <style:text-properties fo:font-size="15pt" fo:font-weight="normal" style:font-size-asian="13.1000003814697pt" style:font-weight-asian="normal" style:font-size-complex="15pt" style:font-weight-complex="normal"/>
    </style:style>
    <style:style style:name="T5" style:family="text">
      <style:text-properties fo:font-size="15pt" fo:font-weight="normal" officeooo:rsid="002654ca" style:font-size-asian="13.1000003814697pt" style:font-weight-asian="normal" style:font-size-complex="15pt" style:font-weight-complex="normal"/>
    </style:style>
    <style:style style:name="T6" style:family="text">
      <style:text-properties fo:font-size="15pt" fo:font-weight="normal" officeooo:rsid="00370803" style:font-size-asian="13.1000003814697pt" style:font-weight-asian="normal" style:font-size-complex="15pt" style:font-weight-complex="normal"/>
    </style:style>
    <style:style style:name="T7" style:family="text">
      <style:text-properties fo:font-size="15pt" fo:font-weight="normal" officeooo:rsid="0038fb67" style:font-size-asian="15pt" style:font-weight-asian="normal" style:font-size-complex="15pt" style:font-weight-complex="normal"/>
    </style:style>
    <style:style style:name="T8" style:family="text">
      <style:text-properties fo:font-size="15pt" fo:font-weight="normal" officeooo:rsid="00391dca" style:font-size-asian="15pt" style:font-weight-asian="normal" style:font-size-complex="15pt" style:font-weight-complex="normal"/>
    </style:style>
    <style:style style:name="T9" style:family="text">
      <style:text-properties fo:font-size="15pt" fo:font-weight="normal" officeooo:rsid="003c13dc" style:font-size-asian="15pt" style:font-weight-asian="normal" style:font-size-complex="15pt" style:font-weight-complex="normal"/>
    </style:style>
    <style:style style:name="T10" style:family="text">
      <style:text-properties officeooo:rsid="001af337"/>
    </style:style>
    <style:style style:name="T11" style:family="text">
      <style:text-properties officeooo:rsid="001be785"/>
    </style:style>
    <style:style style:name="T12" style:family="text">
      <style:text-properties officeooo:rsid="0021f76b"/>
    </style:style>
    <style:style style:name="T13" style:family="text">
      <style:text-properties officeooo:rsid="0023b80b"/>
    </style:style>
    <style:style style:name="T14" style:family="text">
      <style:text-properties officeooo:rsid="0025adda"/>
    </style:style>
    <style:style style:name="T15" style:family="text">
      <style:text-properties officeooo:rsid="00289f16"/>
    </style:style>
    <style:style style:name="T16" style:family="text">
      <style:text-properties officeooo:rsid="002edbd8"/>
    </style:style>
    <style:style style:name="T17" style:family="text">
      <style:text-properties officeooo:rsid="00318dd1"/>
    </style:style>
    <style:style style:name="T18" style:family="text">
      <style:text-properties officeooo:rsid="00370803"/>
    </style:style>
    <style:style style:name="T19" style:family="text">
      <style:text-properties officeooo:rsid="003728d4"/>
    </style:style>
    <style:style style:name="T20" style:family="text">
      <style:text-properties officeooo:rsid="0038fb67"/>
    </style:style>
    <style:style style:name="T21" style:family="text">
      <style:text-properties fo:font-weight="normal" style:font-weight-asian="normal" style:font-weight-complex="normal"/>
    </style:style>
    <style:style style:name="T22" style:family="text">
      <style:text-properties fo:font-weight="normal" officeooo:rsid="00391dca" style:font-weight-asian="normal" style:font-weight-complex="normal"/>
    </style:style>
    <style:style style:name="T23" style:family="text">
      <style:text-properties fo:font-weight="normal" officeooo:rsid="003bca9d" style:font-weight-asian="normal" style:font-weight-complex="normal"/>
    </style:style>
    <style:style style:name="T24" style:family="text">
      <style:text-properties fo:font-weight="normal" officeooo:rsid="003bd36f" style:font-weight-asian="normal" style:font-weight-complex="normal"/>
    </style:style>
    <style:style style:name="T25" style:family="text">
      <style:text-properties fo:font-weight="normal" officeooo:rsid="003c13dc" style:font-weight-asian="normal" style:font-weight-complex="normal"/>
    </style:style>
    <style:style style:name="T26" style:family="text">
      <style:text-properties fo:font-weight="normal" officeooo:rsid="003c7b8b" style:font-weight-asian="normal" style:font-weight-complex="normal"/>
    </style:style>
    <style:style style:name="T2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zemysław Szopa</text:p>
      <text:p text:style-name="P3">Mikołaj Skawiński</text:p>
      <text:p text:style-name="P4"/>
      <text:p text:style-name="P4"/>
      <text:p text:style-name="P5">Nakładanie masek</text:p>
      <text:p text:style-name="P2"/>
      <text:p text:style-name="P6">Opis projektu</text:p>
      <text:p text:style-name="P19">Celem naszego projektu było napisanie programu udostępniającego możliwość nakładania mas<text:span text:style-name="T10">ki</text:span> na obraz. <text:span text:style-name="T10">Podobnie jak w papieroplastyce kartoniki z wyciętymi otworami przykleja się na zdjęcia, by uzyskać ciekawy efekt – tak w naszym programie można dokonać czegoś podobnego z wykorzystaniem grafiki komputerowej.</text:span></text:p>
      <text:p text:style-name="P12"/>
      <text:p text:style-name="P7">Założenia wstępne przyjęte w realizacji projektu</text:p>
      <text:p text:style-name="P20">Zlecenie zakładało stworzenie programu umożliwiającego wczytanie dwóch plików: jednego będącego obrazem oraz drugiego stanowiącego jego maskę. Dodatkowo program miał korzystać z kilku metod nakładania maski na obraz, oraz udostępniać możliwość zapisu wyniku wczesniejszych działań. Te podstawowe wymagania ujęte w projekcie udało nam się osiągnąć.</text:p>
      <text:p text:style-name="P20">Stworzyliśmy program mogący wczytywać pliki z rozszerzeniami *.bmp, *.jpg, *.png; nakładający maski na obraz na 3 różne sposoby; <text:span text:style-name="T11">mogący zmieniać kolor w pełni przeźroczysty z maski; ustawiający częściową przeźroczystość kolorów ; oraz zapisujący w 3 podanych wcześniej formatach plików.</text:span></text:p>
      <text:p text:style-name="P13"/>
      <text:p text:style-name="P11">Analiza projektu</text:p>
      <text:list xml:id="list204715234" text:style-name="L1">
        <text:list-item>
          <text:p text:style-name="P30">Dane wejściowe programu</text:p>
        </text:list-item>
      </text:list>
      <text:p text:style-name="P21">Naszymi danymi wejściowymi są dwa obrazki tej samej wielkości, oraz ścieżki bezwzględne do nich, kolor transparentności wybierany przez użytkownika <text:span text:style-name="T12">w specjalnym oknie dialogowym</text:span>, metoda nakładania, poziom <text:soft-page-break/>alfa i w końcu ścieżka i nazwa pliku wyjściowego. Formaty plików obsługiwane przez program jako pliku wejściowe to <text:span text:style-name="T10">*.bmp, *.jpg, *.png.</text:span></text:p>
      <text:p text:style-name="P21"/>
      <text:list xml:id="list722662370" text:style-name="L2">
        <text:list-item>
          <text:p text:style-name="P31">Dane wyjściowe programu</text:p>
        </text:list-item>
      </text:list>
      <text:p text:style-name="P21">Naszymi danymi wyjściowymi jest obraz będący wynikiem nałożenia maski na obraz przy zadanej nastawie programu, wyświetlany w oknie programu bądź zapisany na dysku. Zapis możliwy jest w trzech formatach plików: <text:span text:style-name="T10">*.bmp, *.jpg, *.png.</text:span></text:p>
      <text:p text:style-name="P21"/>
      <text:list xml:id="list664095687" text:style-name="L3">
        <text:list-item>
          <text:p text:style-name="P32">Struktury danych</text:p>
          <text:p text:style-name="P32">Dane przechowywane są w obiektach klas udostępnianych przez bibliotekę wxWidgets. Program wykorzystuje również pola w klasach obie<text:span text:style-name="T18">kt</text:span>ów graficznego interfejsu użytkownika.</text:p>
        </text:list-item>
      </text:list>
      <text:p text:style-name="P14"/>
      <text:list xml:id="list195012845180928" text:continue-numbering="true" text:style-name="L3">
        <text:list-item>
          <text:p text:style-name="P33"><text:span text:style-name="T12">S</text:span>pecyfikacja interfejsu użytkownik<text:span text:style-name="T13">a</text:span></text:p>
          <text:p text:style-name="P35">Graficzny inferfejs użytkownika podzielony jest na dwa obszary. Jednym z nich jest panel boczny, umieszczony z lewej strony okna programu. Zawiera on przyciski, pola jednojednokrotnego wyboru, oraz suwak. Przyciski zawierają etykietę informującą do czego służą. Wyjątkiem jest przycisk aktywujący okno dialogowe pobierania kolorów, który jest opatrzony obecnie wybranym kolorem – domyślnie czarny.</text:p>
          <text:p text:style-name="P35">Drugim obszarem jest miejsce w którym wyświetla się najpierw załadowany niezmieniony jeszcze obraz, a następnie efekt nakładania maski.</text:p>
          <text:p text:style-name="P35">Zarówno przycisk wyboru obrazka, wyboru maski i zapisu wyniku do pliku – wywołują odpowiednie okna dialogowe.</text:p>
        </text:list-item>
      </text:list>
      <text:p text:style-name="P15"/>
      <text:list xml:id="list195012454156990" text:continue-numbering="true" text:style-name="L3">
        <text:list-item>
          <text:p text:style-name="P34"><text:span text:style-name="T14">W</text:span>yodrębnienie i zdefiniowanie zadań</text:p>
          <text:p text:style-name="P36">Proces tworzenia projektu mogliśmy podzielić na kilka etapów:</text:p>
          <text:list>
            <text:list-item>
              <text:p text:style-name="P36">Stworzenie graficznego interfejsu użytkownika przy pomocy programu wxFormBuilder.</text:p>
            </text:list-item>
            <text:list-item>
              <text:p text:style-name="P36">Zaimplementowanie operacji wejścia i wyjścia.</text:p>
            </text:list-item>
            <text:list-item>
              <text:p text:style-name="P36">Zaimplementowanie algorytmów nakładania maski na obraz.</text:p>
            </text:list-item>
          </text:list>
        </text:list-item>
      </text:list>
      <text:p text:style-name="P16"><text:soft-page-break/></text:p>
      <text:list xml:id="list195012577196527" text:continue-numbering="true" text:style-name="L3">
        <text:list-item>
          <text:p text:style-name="P34"><text:span text:style-name="T14">D</text:span>ecyzja o wyborze narzędzi programistycznych</text:p>
          <text:p text:style-name="P41"><text:span text:style-name="T4">Program został stworzony z wykorzystaniem biblioteki wxWidgets oraz języka C++, z racji zdobycia odpowiedniej wiedzy na jej temat w trakcie trwania kursu „Podstawy grafiki komputerowej”. Dodatkowo korzystaliśmy z programu wxFormBuilder, który ułatwił nam stworzenie i</text:span><text:span text:style-name="T6">n</text:span><text:span text:style-name="T4">terfejsu użytkownika. Używanym przez nas środowiskiem programistycznym był program firmy JetBrains – Clion, na licencji studenckiej. Program pisany i testowany był na systemie ElementaryOS oraz OS X. </text:span><text:span text:style-name="T5">W trakcie tworzenia projektu korzystaliśmy również z systemu kontroli wersji Git, na portalu Github.com.</text:span></text:p>
        </text:list-item>
      </text:list>
      <text:p text:style-name="P16"/>
      <text:p text:style-name="P8">Podział pracy i analiza czasowa</text:p>
      <text:p text:style-name="P22">To co zrobiliśmy wspólnie:</text:p>
      <text:list xml:id="list3505784927" text:style-name="L4">
        <text:list-item>
          <text:p text:style-name="P37">Sprawdzenie dostępnych bibliotek umożliwiających przetwarzanie obrazu.</text:p>
        </text:list-item>
        <text:list-item>
          <text:p text:style-name="P37">Szkic wyglądu aplikacji.</text:p>
        </text:list-item>
        <text:list-item>
          <text:p text:style-name="P37">Zaprojektowanie dostępnych funkcjonalności aplikacji.</text:p>
        </text:list-item>
        <text:list-item>
          <text:p text:style-name="P37">Stworzenie planu i podział obowiązków.</text:p>
        </text:list-item>
        <text:list-item>
          <text:p text:style-name="P37">Dokumentacja projektu.</text:p>
        </text:list-item>
      </text:list>
      <text:p text:style-name="P22">Przemysław Szopa:</text:p>
      <text:list xml:id="list3134446226" text:style-name="L5">
        <text:list-item>
          <text:p text:style-name="P38">Wykonanie GUI w programie wxFormBuilder</text:p>
        </text:list-item>
        <text:list-item>
          <text:p text:style-name="P38">Podłączenie obsługi zdarzeń.</text:p>
        </text:list-item>
        <text:list-item>
          <text:p text:style-name="P38">Zaimplementowanie funkcji zapisu do pliku.</text:p>
        </text:list-item>
      </text:list>
      <text:p text:style-name="P22">Mikołaj Skawiński:</text:p>
      <text:list xml:id="list2121516340" text:style-name="L6">
        <text:list-item>
          <text:p text:style-name="P39">Wczytywanie obrazów i masek.</text:p>
        </text:list-item>
        <text:list-item>
          <text:p text:style-name="P39">Zaimplementowanie metod nakładania masek.</text:p>
        </text:list-item>
        <text:list-item>
          <text:p text:style-name="P39"><text:span text:style-name="T15">O</text:span>bsług<text:span text:style-name="T15">a</text:span> kanału alfa.</text:p>
        </text:list-item>
      </text:list>
      <text:p text:style-name="P17"/>
      <text:p text:style-name="P22">Rozłożenie w czasie wyg<text:span text:style-name="T19">l</text:span>ądało następujaco:</text:p>
      <text:list xml:id="list3083690521" text:style-name="L7">
        <text:list-item>
          <text:p text:style-name="P40">Sprawdzenie dostępnych bibliotek umożliwiających przetwarzanie obrazu.</text:p>
        </text:list-item>
        <text:list-item>
          <text:p text:style-name="P40">Szkic wyglądu aplikacji.</text:p>
        </text:list-item>
        <text:list-item>
          <text:p text:style-name="P40">Zaprojektowanie dostępnych funkcjonalności aplikacji.</text:p>
        </text:list-item>
        <text:list-item>
          <text:p text:style-name="P40">Stworzenie planu i podział obowiązków.</text:p>
        </text:list-item>
        <text:list-item>
          <text:p text:style-name="P40"><text:soft-page-break/>Wykonanie GUI w programie wxFormBuilder</text:p>
        </text:list-item>
        <text:list-item>
          <text:p text:style-name="P40">Podłączenie obsługi zdarzeń.</text:p>
        </text:list-item>
        <text:list-item>
          <text:p text:style-name="P40">Wczytywanie obrazów i masek.</text:p>
        </text:list-item>
        <text:list-item>
          <text:p text:style-name="P40">Zaimplementowanie metod nakładania masek.</text:p>
        </text:list-item>
        <text:list-item>
          <text:p text:style-name="P40"><text:span text:style-name="T15">Obsługa</text:span> kanału alfa.</text:p>
        </text:list-item>
        <text:list-item>
          <text:p text:style-name="P42">Zaimplementowanie funkcji zapisu do pliku.</text:p>
        </text:list-item>
      </text:list>
      <text:p text:style-name="P18"/>
      <text:p text:style-name="P9">Opracowanie i opis niezbędnych algorytmów</text:p>
      <text:p text:style-name="P29"><text:span text:style-name="T1">Zasadniczo korzystaliśmy z wiedzy </text:span><text:span text:style-name="T2">na temat barw</text:span><text:span text:style-name="T1"> i algorytmów wyniesionych z laboratoriów odbywających się w ciągu semestru. </text:span><text:span text:style-name="T3">Cennym źródłem informacji okazała się angielska Wikipedia. Pod hasłem „Blend modes” znaleźliśmy obszerne wytłumaczenie tego jak dokonuje się nakładanie w dwóch warstw na siebie w programach graficznych.</text:span></text:p>
      <text:p text:style-name="P28"/>
      <text:p text:style-name="P43">Kodowanie</text:p>
      <text:p text:style-name="P44"><text:span text:style-name="T20">Klasy</text:span></text:p>
      <text:p text:style-name="P43"><text:span text:style-name="T7">App – klasa </text:span><text:span text:style-name="T9">dziedzicząca po wxApp,</text:span><text:span text:style-name="T7"> </text:span><text:span text:style-name="T8">odpowiadająca za inicjalizację i zamknięcie aplikacji.</text:span></text:p>
      <text:p text:style-name="P46"><text:span text:style-name="T22"/></text:p>
      <text:p text:style-name="P46"><text:span text:style-name="T22">AppGUI</text:span><text:span text:style-name="T26">Base</text:span><text:span text:style-name="T22"> – </text:span><text:span text:style-name="T23">klasa </text:span><text:span text:style-name="T25">dziedzicząca po wxFrame,</text:span><text:span text:style-name="T23"> odpowiadająca za stworzenie i przygotowanie ramki, czyli inicjalizująca wszystkie przyciski, suwaki, </text:span><text:span text:style-name="T24">sizery. Ponadto łączy </text:span><text:span text:style-name="T25">obiekty z funkcjami, które wywołują się w razie użycia danego obiektu.</text:span></text:p>
      <text:p text:style-name="P46"><text:span text:style-name="T25"/></text:p>
      <text:p text:style-name="P47"><text:span text:style-name="T25"/></text:p>
      <text:p text:style-name="P47"><text:span text:style-name="T25">A</text:span><text:span text:style-name="T21">ppGUI – klasa dziedziczącza po firme AppGUIBase, implementuje ona właściwe działanie programu, czyli wczytywanie obrazka, wczytywanie maski, przezroczystość maski, zmianę konkretnego sposobu nakładania maski. Po za tym zaimplementowane są również algorytmy do nakładania masek.</text:span></text:p>
      <text:p text:style-name="P45"><text:span text:style-name="T27"/></text:p>
      <text:p text:style-name="P23"/>
      <text:p text:style-name="P9">Testowanie</text:p>
      <text:p text:style-name="P24">Nasza procedura testowa zakładała manualne testowanie działania programu, starając się zasymulować różne możliwości <text:span text:style-name="T16">interakcji użytkownika, oraz danych które może wprowadzić do programu.</text:span></text:p>
      <text:p text:style-name="P24"><text:soft-page-break/></text:p>
      <text:p text:style-name="P25">Przygotowaliśmy testowy obrazek i maskę w jego rozmiarze. Na mas<text:span text:style-name="T17">c</text:span>e umieściliśmy kilka plam w różnych, łatwych do wybrania w oknie dialogowym kolorach. Sprawdzaliśmy w ten sposób czy nasza funkcjonalność dotycząca wyboru koloru transparentności działa poprawnie.</text:p>
      <text:p text:style-name="P25"/>
      <text:p text:style-name="P27">Kolejnym zestawem testów było sprawdzanie każdej funkcjonalności osobno. Sprawdzanie zachowania przy niespełnionych pewnych warunkach. Np. nakładanie maski bez wczytywania jej.</text:p>
      <text:p text:style-name="P27"/>
      <text:p text:style-name="P25">Sprawdzaliśmy jak program radzi sobie z różnej wielkości obrazkami, chcąc sprawdzić czy komponent wxScrolledWindow odpowiednio dopasowuje się do wczytanych danych.</text:p>
      <text:p text:style-name="P26">Sprawdzaliśmy działanie programu dla różnych formatów wejściowych, oraz wyjściowych.</text:p>
      <text:p text:style-name="P23"/>
      <text:p text:style-name="P23"/>
      <text:p text:style-name="P10">Wdrożenie, raport i wnioski</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5pt" style:font-size-asian="13.1000003814697pt"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orizontal_20_Line">
      <style:paragraph-properties>
        <style:tab-stops>
          <style:tab-stop style:position="8.491cm" style:type="center"/>
        </style:tab-stops>
      </style:paragraph-properties>
      <style:text-properties fo:font-variant="small-caps" style:font-name="DejaVu Sans" fo:font-size="18pt" style:font-size-asian="18pt" style:font-size-complex="18pt"/>
    </style:style>
    <style:page-layout style:name="Mpm1">
      <style:page-layout-properties fo:page-width="21.001cm" fo:page-height="29.7cm" style:num-format="1" style:print-orientation="portrait" fo:margin-top="0.841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392cm" fo:margin-left="0cm" fo:margin-right="0cm" fo:margin-bottom="0.499cm"/>
      </style:header-style>
      <style:footer-style/>
    </style:page-layout>
  </office:automatic-styles>
  <office:master-styles>
    <style:master-page style:name="Standard" style:page-layout-name="Mpm1">
      <style:header>
        <text:p text:style-name="MP1"><text:tab/>[Projekt nr 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3T23:09:16.616504830</meta:creation-date>
    <dc:date>2018-06-15T19:50:11.689528286</dc:date>
    <meta:editing-duration>PT2H51M46S</meta:editing-duration>
    <meta:editing-cycles>23</meta:editing-cycles>
    <meta:generator>LibreOffice/5.3.2.2$MacOSX_X86_64 LibreOffice_project/6cd4f1ef626f15116896b1d8e1398b56da0d0ee1</meta:generator>
    <meta:document-statistic meta:table-count="0" meta:image-count="0" meta:object-count="0" meta:page-count="5" meta:paragraph-count="67" meta:word-count="823" meta:character-count="6316" meta:non-whitespace-character-count="5588"/>
  </office:meta>
</office:document-meta>
</file>